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Heading_20_3">
      <style:text-properties fo:font-size="14pt" style:font-size-asian="14pt" style:font-size-complex="14pt"/>
    </style:style>
    <style:style style:name="P3" style:family="paragraph" style:parent-style-name="Heading_20_4">
      <style:text-properties fo:font-size="14pt" style:font-size-asian="14pt" style:font-size-complex="14pt"/>
    </style:style>
    <style:style style:name="P4" style:family="paragraph" style:parent-style-name="Horizontal_20_Line">
      <style:text-properties fo:font-size="14pt" style:font-size-asian="14pt" style:font-size-complex="14pt"/>
    </style:style>
    <style:style style:name="P5" style:family="paragraph" style:parent-style-name="Preformatted_20_Text">
      <style:text-properties fo:font-size="14pt" style:font-size-asian="14pt" style:font-size-complex="14pt"/>
    </style:style>
    <style:style style:name="P6" style:family="paragraph" style:parent-style-name="Preformatted_20_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loext:contextual-spacing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7"/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 style:list-style-name="L6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officeooo:rsid="000dffba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<text:tab/><text:tab/><text:tab/><text:tab/><text:tab/><text:tab/></text:span></text:span><text:span text:style-name="Strong_20_Emphasis"><text:span text:style-name="T2">EXPERIMENT <text:s/>XIV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Bash</text:span></text:span><text:span text:style-name="T1"> (Bourne Again SHell) is a Unix shell and command language. It is widely used as the default login shell for most Linux distributions and macOS. Bash scripts are plain text files containing a series of commands to be executed.</text:span></text:p>
      <text:p text:style-name="P4"/>
      <text:h text:style-name="P1" text:outline-level="2">🔹 2. Bash Script Syntax</text:h>
      <text:h text:style-name="P2" text:outline-level="3"><text:s/>Starting a Script</text:h>
      <text:p text:style-name="Text_20_body"><text:span text:style-name="T1">Every Bash script should start with the </text:span><text:span text:style-name="Strong_20_Emphasis"><text:span text:style-name="T1">shebang</text:span></text:span><text:span text:style-name="T1">:</text:span></text:p>
      <text:p text:style-name="P5">bashBash (Bourne Again SHell) is a Unix shell and command language. It is widely used as the default login shell for most Linux distributions and macOS. Bash scripts are plain text files containing a series of commands to be executed.</text:p>
      <text:p text:style-name="P5"/>
      <text:p text:style-name="P5">🔹 2. Bash Script Syntax</text:p>
      <text:p text:style-name="P5">➤ Starting a Script</text:p>
      <text:p text:style-name="P5">Every Bash script should start with the shebang:</text:p>
      <text:p text:style-name="P5"/>
      <text:p text:style-name="P5">bash</text:p>
      <text:p text:style-name="P5">Copy</text:p>
      <text:p text:style-name="P5">Edit</text:p>
      <text:p text:style-name="P5">#!/bin/bash</text:p>
      <text:p text:style-name="P5">This tells the system to use the Bash interpreter to execute the script.</text:p>
      <text:p text:style-name="P5"/>
      <text:p text:style-name="P5">➤ Making a Script Executable</text:p>
      <text:p text:style-name="P5">bash</text:p>
      <text:p text:style-name="P5">Copy</text:p>
      <text:p text:style-name="P5">Edit</text:p>
      <text:p text:style-name="P5">chmod +x script.sh</text:p>
      <text:p text:style-name="P5">You can then run it with:</text:p>
      <text:p text:style-name="P5"/>
      <text:p text:style-name="P5">bash</text:p>
      <text:p text:style-name="P5">Copy</text:p>
      <text:p text:style-name="P5">Edit</text:p>
      <text:p text:style-name="P5">./script.sh</text:p>
      <text:p text:style-name="P5">🔹 3. Variables in Bash</text:p>
      <text:p text:style-name="P5"><text:soft-page-break/>➤ Declaring Variables</text:p>
      <text:p text:style-name="P5">bash</text:p>
      <text:p text:style-name="P5">Copy</text:p>
      <text:p text:style-name="P5">Edit</text:p>
      <text:p text:style-name="P5">name="Alice"</text:p>
      <text:p text:style-name="P5">age=25</text:p>
      <text:p text:style-name="P5">No spaces around =</text:p>
      <text:p text:style-name="P5"/>
      <text:p text:style-name="P5">➤ Accessing Variables</text:p>
      <text:p text:style-name="P5">bash</text:p>
      <text:p text:style-name="P5">Copy</text:p>
      <text:p text:style-name="P5">Edit</text:p>
      <text:p text:style-name="P5">echo "My name is $name and I am $age years old"</text:p>
      <text:p text:style-name="P5">➤ Read User Input</text:p>
      <text:p text:style-name="P5">bash</text:p>
      <text:p text:style-name="P5">Copy</text:p>
      <text:p text:style-name="P5">Edit</text:p>
      <text:p text:style-name="P5">echo "Enter your city:"</text:p>
      <text:p text:style-name="P5">read city</text:p>
      <text:p text:style-name="P5">echo "You live in $city"</text:p>
      <text:p text:style-name="P5">🔹 4. Control Constructs</text:p>
      <text:p text:style-name="P5"/>
      <text:p text:style-name="P6">if Statement</text:p>
      <text:p text:style-name="P5">bash</text:p>
      <text:p text:style-name="P5">Copy</text:p>
      <text:p text:style-name="P5">Edit</text:p>
      <text:p text:style-name="P5">if [ $age -ge 18 ]; then</text:p>
      <text:p text:style-name="P5"><text:s text:c="4"/>echo "You are an adult."</text:p>
      <text:p text:style-name="P5">else</text:p>
      <text:p text:style-name="P5"><text:s text:c="4"/>echo "You are a minor."</text:p>
      <text:p text:style-name="P5">fi</text:p>
      <text:p text:style-name="P5">Operators:</text:p>
      <text:p text:style-name="P5"/>
      <text:p text:style-name="P5">-eq (equal)</text:p>
      <text:p text:style-name="P5"/>
      <text:p text:style-name="P5">-ne (not equal)</text:p>
      <text:p text:style-name="P5"/>
      <text:p text:style-name="P5">-gt (greater than)</text:p>
      <text:p text:style-name="P5"/>
      <text:p text:style-name="P5">-lt (less than)</text:p>
      <text:p text:style-name="P5"/>
      <text:p text:style-name="P5">-ge (greater or equal)</text:p>
      <text:p text:style-name="P5"><text:soft-page-break/></text:p>
      <text:p text:style-name="P5">-le (less or equal)</text:p>
      <text:p text:style-name="P5"/>
      <text:p text:style-name="P6">for Loop</text:p>
      <text:p text:style-name="P5">Example 1: Loop over values</text:p>
      <text:p text:style-name="P5">bash</text:p>
      <text:p text:style-name="P5">Copy</text:p>
      <text:p text:style-name="P5">Edit</text:p>
      <text:p text:style-name="P5">for i in 1 2 3 4 5</text:p>
      <text:p text:style-name="P5">do</text:p>
      <text:p text:style-name="P5"><text:s text:c="4"/>echo "Number: $i"</text:p>
      <text:p text:style-name="P5">done</text:p>
      <text:p text:style-name="P5">Example 2: Loop over files</text:p>
      <text:p text:style-name="P5">bash</text:p>
      <text:p text:style-name="P5">Copy</text:p>
      <text:p text:style-name="P5">Edit</text:p>
      <text:p text:style-name="P5">for file in *.txt</text:p>
      <text:p text:style-name="P5">do</text:p>
      <text:p text:style-name="P5"><text:s text:c="4"/>echo "File found: $file"</text:p>
      <text:p text:style-name="P5">done</text:p>
      <text:p text:style-name="P5"/>
      <text:p text:style-name="P6">while Loop</text:p>
      <text:p text:style-name="P5">bash</text:p>
      <text:p text:style-name="P5">Copy</text:p>
      <text:p text:style-name="P5">Edit</text:p>
      <text:p text:style-name="P5">count=1</text:p>
      <text:p text:style-name="P5">while [ $count -le 5 ]</text:p>
      <text:p text:style-name="P5">do</text:p>
      <text:p text:style-name="P5"><text:s text:c="4"/>echo "Count: $count"</text:p>
      <text:p text:style-name="P5"><text:s text:c="4"/>((count++)) <text:s/># or: count=$((count + 1))</text:p>
      <text:p text:style-name="P5">done</text:p>
      <text:p text:style-name="P5">🔹 5. Command-Line Arguments</text:p>
      <text:p text:style-name="P5">Scripts can receive input through arguments when executed.</text:p>
      <text:p text:style-name="P5"/>
      <text:p text:style-name="P5">➤ Accessing Arguments</text:p>
      <text:p text:style-name="P5">bash</text:p>
      <text:p text:style-name="P5">Copy</text:p>
      <text:p text:style-name="P5">Edit</text:p>
      <text:p text:style-name="P5">#!/bin/bash</text:p>
      <text:p text:style-name="P5">echo "Script name: $0"</text:p>
      <text:p text:style-name="P5">echo "First argument: $1"</text:p>
      <text:p text:style-name="P5">echo "Second argument: $2"</text:p>
      <text:p text:style-name="P5"><text:soft-page-break/>echo "Total arguments: $#"</text:p>
      <text:p text:style-name="P5">echo "All arguments: $@"</text:p>
      <text:p text:style-name="P5"/>
      <text:p text:style-name="P6">Example Run</text:p>
      <text:p text:style-name="P5">bash</text:p>
      <text:p text:style-name="P5">Copy</text:p>
      <text:p text:style-name="P5">Edit</text:p>
      <text:p text:style-name="P5">./greet.sh Alice Bob</text:p>
      <text:p text:style-name="P5">Output:</text:p>
      <text:p text:style-name="P5"/>
      <text:p text:style-name="P5">yaml</text:p>
      <text:p text:style-name="P5">Copy</text:p>
      <text:p text:style-name="P5">Edit</text:p>
      <text:p text:style-name="P5">Script name: ./greet.sh</text:p>
      <text:p text:style-name="P5">First argument: Alice</text:p>
      <text:p text:style-name="P5">Second argument: Bob</text:p>
      <text:p text:style-name="P5">Total arguments: 2</text:p>
      <text:p text:style-name="P5">All arguments: Alice Bob</text:p>
      <text:p text:style-name="P5">🔹 6. Startup, Login, and Logout Scripts</text:p>
      <text:p text:style-name="P5">➤ Startup Scripts</text:p>
      <text:p text:style-name="P5">Executed when the system or shell starts.</text:p>
      <text:p text:style-name="P5"/>
      <text:p text:style-name="P5">System-wide: /etc/profile, /etc/bash.bashrc</text:p>
      <text:p text:style-name="P5"/>
      <text:p text:style-name="P5">User-specific:</text:p>
      <text:p text:style-name="P5"/>
      <text:p text:style-name="P5">~/.bash_profile</text:p>
      <text:p text:style-name="P5"/>
      <text:p text:style-name="P5">~/.bash_login</text:p>
      <text:p text:style-name="P5"/>
      <text:p text:style-name="P5">~/.profile</text:p>
      <text:p text:style-name="P5">(Only one is used—first one found.)</text:p>
      <text:p text:style-name="P5"/>
      <text:p text:style-name="P5">➤ Shell Startup Behavior:</text:p>
      <text:p text:style-name="P5">Login Shell: reads ~/.bash_profile or alternatives.</text:p>
      <text:p text:style-name="P5"/>
      <text:p text:style-name="P5">Non-login Shell (e.g., opening a terminal): reads ~/.bashrc.</text:p>
      <text:p text:style-name="P5"/>
      <text:p text:style-name="P5">➤ Logout Scripts</text:p>
      <text:p text:style-name="P5">Executed when a login shell exits:</text:p>
      <text:p text:style-name="P5"/>
      <text:p text:style-name="P5"><text:soft-page-break/>~/.bash_logout — user-specific logout script</text:p>
      <text:p text:style-name="P5"/>
      <text:p text:style-name="P5">You can place cleanup commands here like clearing screen:</text:p>
      <text:p text:style-name="P5"/>
      <text:p text:style-name="P5">bash</text:p>
      <text:p text:style-name="P5">Copy</text:p>
      <text:p text:style-name="P5">Edit</text:p>
      <text:p text:style-name="P5">clear</text:p>
      <text:p text:style-name="P5">🔹 7. System Scripts</text:p>
      <text:p text:style-name="P5">➤ Location</text:p>
      <text:p text:style-name="P5">System scripts are typically located in directories like:</text:p>
      <text:p text:style-name="P5"/>
      <text:p text:style-name="P5">/etc/init.d/</text:p>
      <text:p text:style-name="P5"/>
      <text:p text:style-name="P5">/etc/systemd/</text:p>
      <text:p text:style-name="P5"/>
      <text:p text:style-name="P5">/usr/bin/</text:p>
      <text:p text:style-name="P5"/>
      <text:p text:style-name="P5">/usr/local/bin/</text:p>
      <text:p text:style-name="P5"/>
      <text:p text:style-name="P5">These scripts:</text:p>
      <text:p text:style-name="P5"/>
      <text:p text:style-name="P5">Run system services</text:p>
      <text:p text:style-name="P5"/>
      <text:p text:style-name="P5">Configure the environment</text:p>
      <text:p text:style-name="P5"/>
      <text:p text:style-name="P5">Manage system startup/shutdown</text:p>
      <text:p text:style-name="P5"/>
      <text:p text:style-name="P5">➤ Example: Viewing a System Script</text:p>
      <text:p text:style-name="P5">bash</text:p>
      <text:p text:style-name="P5">Copy</text:p>
      <text:p text:style-name="P5">Edit</text:p>
      <text:p text:style-name="P5">cat /etc/init.d/cron</text:p>
      <text:p text:style-name="P5">➤ Understanding:</text:p>
      <text:p text:style-name="P5">System scripts are written in shell and often contain:</text:p>
      <text:p text:style-name="P5"/>
      <text:p text:style-name="P5">Comments describing purpose</text:p>
      <text:p text:style-name="P5"/>
      <text:p text:style-name="P5">Start/stop functions</text:p>
      <text:p text:style-name="P5"/>
      <text:p text:style-name="P5">Status checks</text:p>
      <text:p text:style-name="P5"/>
      <text:p text:style-name="P5"><text:soft-page-break/>Logging info</text:p>
      <text:p text:style-name="P5">CopyEdit</text:p>
      <text:p text:style-name="P8"><text:span text:style-name="Source_20_Text"><text:span text:style-name="T1">#!/bin/bash</text:span></text:span></text:p>
      <text:p text:style-name="P15">This tells the system to use the Bash interpreter to execute the script.</text:p>
      <text:h text:style-name="P2" text:outline-level="3">➤ Making a Script Executable</text:h>
      <text:p text:style-name="P5">bash</text:p>
      <text:p text:style-name="P5">CopyEdit</text:p>
      <text:p text:style-name="P8"><text:span text:style-name="Source_20_Text"><text:span text:style-name="T1">chmod +x script.sh</text:span></text:span></text:p>
      <text:p text:style-name="P15">You can then run it with:</text:p>
      <text:p text:style-name="P5">bash</text:p>
      <text:p text:style-name="P5">CopyEdit</text:p>
      <text:p text:style-name="P8"><text:span text:style-name="Source_20_Text"><text:span text:style-name="T1">./script.sh</text:span></text:span></text:p>
      <text:p text:style-name="P4"/>
      <text:h text:style-name="P1" text:outline-level="2">🔹 3. Variables in Bash</text:h>
      <text:h text:style-name="P2" text:outline-level="3">➤ Declaring Variables</text:h>
      <text:p text:style-name="P5">bash</text:p>
      <text:p text:style-name="P5">CopyEdit</text:p>
      <text:p text:style-name="P7"><text:span text:style-name="Source_20_Text"><text:span text:style-name="T1">name="Alice"</text:span></text:span></text:p>
      <text:p text:style-name="P8"><text:span text:style-name="Source_20_Text"><text:span text:style-name="T1">age=25</text:span></text:span></text:p>
      <text:p text:style-name="Text_20_body"><text:span text:style-name="Emphasis"><text:span text:style-name="T1">No spaces around </text:span></text:span><text:span text:style-name="Emphasis"><text:span text:style-name="Source_20_Text"><text:span text:style-name="T1">=</text:span></text:span></text:span></text:p>
      <text:h text:style-name="P2" text:outline-level="3">➤ Accessing Variables</text:h>
      <text:p text:style-name="P5">bash</text:p>
      <text:p text:style-name="P5">CopyEdit</text:p>
      <text:p text:style-name="P8"><text:span text:style-name="Source_20_Text"><text:span text:style-name="T1">echo "My name is $name and I am $age years old"</text:span></text:span></text:p>
      <text:h text:style-name="P2" text:outline-level="3">➤ Read User Input</text:h>
      <text:p text:style-name="P5">bash</text:p>
      <text:p text:style-name="P5">CopyEdit</text:p>
      <text:p text:style-name="P7"><text:span text:style-name="Source_20_Text"><text:span text:style-name="T1">echo "Enter your city:"</text:span></text:span></text:p>
      <text:p text:style-name="P7"><text:span text:style-name="Source_20_Text"><text:span text:style-name="T1">read city</text:span></text:span></text:p>
      <text:p text:style-name="P8"><text:span text:style-name="Source_20_Text"><text:span text:style-name="T1">echo "You live in $city"</text:span></text:span></text:p>
      <text:p text:style-name="P4"><text:soft-page-break/></text:p>
      <text:h text:style-name="P1" text:outline-level="2">🔹 4. Control Constructs</text:h>
      <text:h text:style-name="Heading_20_3" text:outline-level="3"><text:span text:style-name="T1"><text:s/></text:span><text:span text:style-name="Source_20_Text"><text:span text:style-name="T1">if</text:span></text:span><text:span text:style-name="T1"> Statement</text:span></text:h>
      <text:p text:style-name="P5">bash</text:p>
      <text:p text:style-name="P5">CopyEdit</text:p>
      <text:p text:style-name="P7"><text:span text:style-name="Source_20_Text"><text:span text:style-name="T1">if [ $age -ge 18 ]; then</text:span></text:span></text:p>
      <text:p text:style-name="P7"><text:span text:style-name="Source_20_Text"><text:span text:style-name="T1"><text:s text:c="4"/>echo "You are an adult."</text:span></text:span></text:p>
      <text:p text:style-name="P7"><text:span text:style-name="Source_20_Text"><text:span text:style-name="T1">else</text:span></text:span></text:p>
      <text:p text:style-name="P7"><text:span text:style-name="Source_20_Text"><text:span text:style-name="T1"><text:s text:c="4"/>echo "You are a minor."</text:span></text:span></text:p>
      <text:p text:style-name="P8"><text:span text:style-name="Source_20_Text"><text:span text:style-name="T1">fi</text:span></text:span></text:p>
      <text:p text:style-name="Text_20_body"><text:span text:style-name="Strong_20_Emphasis"><text:span text:style-name="T1">Operators:</text:span></text:span></text:p>
      <text:list xml:id="list3086584619" text:style-name="L1">
        <text:list-item>
          <text:p text:style-name="P9"><text:span text:style-name="Source_20_Text"><text:span text:style-name="T1">-eq</text:span></text:span><text:span text:style-name="T1"> (equal)</text:span></text:p>
        </text:list-item>
        <text:list-item>
          <text:p text:style-name="P9"><text:span text:style-name="Source_20_Text"><text:span text:style-name="T1">-ne</text:span></text:span><text:span text:style-name="T1"> (not equal)</text:span></text:p>
        </text:list-item>
        <text:list-item>
          <text:p text:style-name="P9"><text:span text:style-name="Source_20_Text"><text:span text:style-name="T1">-gt</text:span></text:span><text:span text:style-name="T1"> (greater than)</text:span></text:p>
        </text:list-item>
        <text:list-item>
          <text:p text:style-name="P9"><text:span text:style-name="Source_20_Text"><text:span text:style-name="T1">-lt</text:span></text:span><text:span text:style-name="T1"> (less than)</text:span></text:p>
        </text:list-item>
        <text:list-item>
          <text:p text:style-name="P9"><text:span text:style-name="Source_20_Text"><text:span text:style-name="T1">-ge</text:span></text:span><text:span text:style-name="T1"> (greater or equal)</text:span></text:p>
        </text:list-item>
        <text:list-item>
          <text:p text:style-name="P9"><text:span text:style-name="Source_20_Text"><text:span text:style-name="T1">-le</text:span></text:span><text:span text:style-name="T1"> (less or equal)</text:span></text:p>
        </text:list-item>
      </text:list>
      <text:p text:style-name="P4"/>
      <text:h text:style-name="Heading_20_3" text:outline-level="3"><text:span text:style-name="T1"><text:s/></text:span><text:span text:style-name="Source_20_Text"><text:span text:style-name="T1">for</text:span></text:span><text:span text:style-name="T1"> Loop</text:span></text:h>
      <text:h text:style-name="P3" text:outline-level="4">Example 1: Loop over values</text:h>
      <text:p text:style-name="P5">bash</text:p>
      <text:p text:style-name="P5">CopyEdit</text:p>
      <text:p text:style-name="P7"><text:span text:style-name="Source_20_Text"><text:span text:style-name="T1">for i in 1 2 3 4 5</text:span></text:span></text:p>
      <text:p text:style-name="P7"><text:span text:style-name="Source_20_Text"><text:span text:style-name="T1">do</text:span></text:span></text:p>
      <text:p text:style-name="P7"><text:span text:style-name="Source_20_Text"><text:span text:style-name="T1"><text:s text:c="4"/>echo "Number: $i"</text:span></text:span></text:p>
      <text:p text:style-name="P8"><text:span text:style-name="Source_20_Text"><text:span text:style-name="T1">done</text:span></text:span></text:p>
      <text:h text:style-name="P3" text:outline-level="4">Example 2: Loop over files</text:h>
      <text:p text:style-name="P5">bash</text:p>
      <text:p text:style-name="P5">CopyEdit</text:p>
      <text:p text:style-name="P7"><text:span text:style-name="Source_20_Text"><text:span text:style-name="T1">for file in *.txt</text:span></text:span></text:p>
      <text:p text:style-name="P7"><text:soft-page-break/><text:span text:style-name="Source_20_Text"><text:span text:style-name="T1">do</text:span></text:span></text:p>
      <text:p text:style-name="P7"><text:span text:style-name="Source_20_Text"><text:span text:style-name="T1"><text:s text:c="4"/>echo "File found: $file"</text:span></text:span></text:p>
      <text:p text:style-name="P8"><text:span text:style-name="Source_20_Text"><text:span text:style-name="T1">done</text:span></text:span></text:p>
      <text:p text:style-name="P4"/>
      <text:h text:style-name="Heading_20_3" text:outline-level="3"><text:span text:style-name="T1"><text:s/></text:span><text:span text:style-name="Source_20_Text"><text:span text:style-name="T1">while</text:span></text:span><text:span text:style-name="T1"> Loop</text:span></text:h>
      <text:p text:style-name="P5">bash</text:p>
      <text:p text:style-name="P5">CopyEdit</text:p>
      <text:p text:style-name="P7"><text:span text:style-name="Source_20_Text"><text:span text:style-name="T1">count=1</text:span></text:span></text:p>
      <text:p text:style-name="P7"><text:span text:style-name="Source_20_Text"><text:span text:style-name="T1">while [ $count -le 5 ]</text:span></text:span></text:p>
      <text:p text:style-name="P7"><text:span text:style-name="Source_20_Text"><text:span text:style-name="T1">do</text:span></text:span></text:p>
      <text:p text:style-name="P7"><text:span text:style-name="Source_20_Text"><text:span text:style-name="T1"><text:s text:c="4"/>echo "Count: $count"</text:span></text:span></text:p>
      <text:p text:style-name="P7"><text:span text:style-name="Source_20_Text"><text:span text:style-name="T1"><text:s text:c="4"/>((count++)) <text:s/># or: count=$((count + 1))</text:span></text:span></text:p>
      <text:p text:style-name="P8"><text:span text:style-name="Source_20_Text"><text:span text:style-name="T1">done</text:span></text:span></text:p>
      <text:p text:style-name="P4"/>
      <text:h text:style-name="P1" text:outline-level="2">🔹 5. Command-Line Arguments</text:h>
      <text:p text:style-name="Text_20_body"><text:span text:style-name="T1">Scripts can receive input through </text:span><text:span text:style-name="Strong_20_Emphasis"><text:span text:style-name="T1">arguments</text:span></text:span><text:span text:style-name="T1"> when executed.</text:span></text:p>
      <text:h text:style-name="P2" text:outline-level="3"><text:s/>Accessing Arguments</text:h>
      <text:p text:style-name="P5">bash</text:p>
      <text:p text:style-name="P5">CopyEdit</text:p>
      <text:p text:style-name="P7"><text:span text:style-name="Source_20_Text"><text:span text:style-name="T1">#!/bin/bash</text:span></text:span></text:p>
      <text:p text:style-name="P7"><text:span text:style-name="Source_20_Text"><text:span text:style-name="T1">echo "Script name: $0"</text:span></text:span></text:p>
      <text:p text:style-name="P7"><text:span text:style-name="Source_20_Text"><text:span text:style-name="T1">echo "First argument: $1"</text:span></text:span></text:p>
      <text:p text:style-name="P7"><text:span text:style-name="Source_20_Text"><text:span text:style-name="T1">echo "Second argument: $2"</text:span></text:span></text:p>
      <text:p text:style-name="P7"><text:span text:style-name="Source_20_Text"><text:span text:style-name="T1">echo "Total arguments: $#"</text:span></text:span></text:p>
      <text:p text:style-name="P8"><text:span text:style-name="Source_20_Text"><text:span text:style-name="T1">echo "All arguments: $@"</text:span></text:span></text:p>
      <text:h text:style-name="P2" text:outline-level="3">Example Run</text:h>
      <text:p text:style-name="P5">bash</text:p>
      <text:p text:style-name="P5">CopyEdit</text:p>
      <text:p text:style-name="P8"><text:span text:style-name="Source_20_Text"><text:span text:style-name="T1">./greet.sh Alice Bob</text:span></text:span></text:p>
      <text:p text:style-name="Text_20_body"><text:span text:style-name="Strong_20_Emphasis"><text:span text:style-name="T1">Output:</text:span></text:span></text:p>
      <text:p text:style-name="P5">yaml</text:p>
      <text:p text:style-name="P5">CopyEdit</text:p>
      <text:p text:style-name="P7"><text:soft-page-break/><text:span text:style-name="Source_20_Text"><text:span text:style-name="T1">Script name: ./greet.sh</text:span></text:span></text:p>
      <text:p text:style-name="P7"><text:span text:style-name="Source_20_Text"><text:span text:style-name="T1">First argument: Alice</text:span></text:span></text:p>
      <text:p text:style-name="P7"><text:span text:style-name="Source_20_Text"><text:span text:style-name="T1">Second argument: Bob</text:span></text:span></text:p>
      <text:p text:style-name="P7"><text:span text:style-name="Source_20_Text"><text:span text:style-name="T1">Total arguments: 2</text:span></text:span></text:p>
      <text:p text:style-name="P8"><text:span text:style-name="Source_20_Text"><text:span text:style-name="T1">All arguments: Alice Bob</text:span></text:span></text:p>
      <text:p text:style-name="P4"/>
      <text:h text:style-name="P1" text:outline-level="2">🔹 6. Startup, Login, and Logout Scripts</text:h>
      <text:h text:style-name="P2" text:outline-level="3"><text:s/>Startup Scripts</text:h>
      <text:p text:style-name="P15">Executed when the system or shell starts.</text:p>
      <text:list xml:id="list911754212" text:style-name="L2">
        <text:list-item>
          <text:p text:style-name="P10"><text:span text:style-name="Strong_20_Emphasis"><text:span text:style-name="T1">System-wide</text:span></text:span><text:span text:style-name="T1">: </text:span><text:span text:style-name="Source_20_Text"><text:span text:style-name="T1">/etc/profile</text:span></text:span><text:span text:style-name="T1">, </text:span><text:span text:style-name="Source_20_Text"><text:span text:style-name="T1">/etc/bash.bashrc</text:span></text:span></text:p>
        </text:list-item>
        <text:list-item>
          <text:p text:style-name="P10"><text:span text:style-name="Strong_20_Emphasis"><text:span text:style-name="T1">User-specific</text:span></text:span><text:span text:style-name="T1">:</text:span></text:p>
          <text:list>
            <text:list-item>
              <text:p text:style-name="P10"><text:span text:style-name="Source_20_Text"><text:span text:style-name="T1">~/.bash_profile</text:span></text:span></text:p>
            </text:list-item>
            <text:list-item>
              <text:p text:style-name="P10"><text:span text:style-name="Source_20_Text"><text:span text:style-name="T1">~/.bash_login</text:span></text:span></text:p>
            </text:list-item>
            <text:list-item>
              <text:p text:style-name="P10"><text:span text:style-name="Source_20_Text"><text:span text:style-name="T1">~/.profile</text:span></text:span><text:span text:style-name="T1"><text:line-break/></text:span><text:span text:style-name="Emphasis"><text:span text:style-name="T1">(Only one is used—first one found.)</text:span></text:span></text:p>
            </text:list-item>
          </text:list>
        </text:list-item>
      </text:list>
      <text:h text:style-name="P2" text:outline-level="3"><text:s/>Shell Startup Behavior:</text:h>
      <text:list xml:id="list3822323618" text:style-name="L3">
        <text:list-item>
          <text:p text:style-name="P11"><text:span text:style-name="Strong_20_Emphasis"><text:span text:style-name="T1">Login Shell</text:span></text:span><text:span text:style-name="T1">: reads </text:span><text:span text:style-name="Source_20_Text"><text:span text:style-name="T1">~/.bash_profile</text:span></text:span><text:span text:style-name="T1"> or alternatives.</text:span></text:p>
        </text:list-item>
        <text:list-item>
          <text:p text:style-name="P11"><text:span text:style-name="Strong_20_Emphasis"><text:span text:style-name="T1">Non-login Shell</text:span></text:span><text:span text:style-name="T1"> (e.g., opening a terminal): reads </text:span><text:span text:style-name="Source_20_Text"><text:span text:style-name="T1">~/.bashrc</text:span></text:span><text:span text:style-name="T1">.</text:span></text:p>
        </text:list-item>
      </text:list>
      <text:h text:style-name="P2" text:outline-level="3"><text:s/>Logout Scripts</text:h>
      <text:p text:style-name="P15">Executed when a login shell exits:</text:p>
      <text:list xml:id="list1703808274" text:style-name="L4">
        <text:list-item>
          <text:p text:style-name="P12"><text:span text:style-name="Source_20_Text"><text:span text:style-name="T1">~/.bash_logout</text:span></text:span><text:span text:style-name="T1"> — user-specific logout script</text:span></text:p>
        </text:list-item>
      </text:list>
      <text:p text:style-name="P15">You can place cleanup commands here like clearing screen:</text:p>
      <text:p text:style-name="P5">bash</text:p>
      <text:p text:style-name="P5">CopyEdit</text:p>
      <text:p text:style-name="P8"><text:span text:style-name="Source_20_Text"><text:span text:style-name="T1">clear</text:span></text:span></text:p>
      <text:p text:style-name="P4"/>
      <text:h text:style-name="P1" text:outline-level="2"><text:soft-page-break/>🔹 7. System Scripts</text:h>
      <text:h text:style-name="P2" text:outline-level="3">Location</text:h>
      <text:p text:style-name="P15">System scripts are typically located in directories like:</text:p>
      <text:list xml:id="list1627392183" text:style-name="L5">
        <text:list-item>
          <text:p text:style-name="P13"><text:span text:style-name="Source_20_Text"><text:span text:style-name="T1">/etc/init.d/</text:span></text:span></text:p>
        </text:list-item>
        <text:list-item>
          <text:p text:style-name="P13"><text:span text:style-name="Source_20_Text"><text:span text:style-name="T1">/etc/systemd/</text:span></text:span></text:p>
        </text:list-item>
        <text:list-item>
          <text:p text:style-name="P13"><text:span text:style-name="Source_20_Text"><text:span text:style-name="T1">/usr/bin/</text:span></text:span></text:p>
        </text:list-item>
        <text:list-item>
          <text:p text:style-name="P13"><text:span text:style-name="Source_20_Text"><text:span text:style-name="T1">/usr/local/bin/</text:span></text:span></text:p>
        </text:list-item>
      </text:list>
      <text:p text:style-name="P15">These scripts:</text:p>
      <text:list xml:id="list3745569943" text:style-name="L6">
        <text:list-item>
          <text:p text:style-name="P16">Run system services</text:p>
        </text:list-item>
        <text:list-item>
          <text:p text:style-name="P16">Configure the environment</text:p>
        </text:list-item>
        <text:list-item>
          <text:p text:style-name="P16">Manage system startup/shutdown</text:p>
        </text:list-item>
      </text:list>
      <text:h text:style-name="P2" text:outline-level="3"><text:s/>Example: Viewing a System Script</text:h>
      <text:p text:style-name="P5">bash</text:p>
      <text:p text:style-name="P5">CopyEdit</text:p>
      <text:p text:style-name="P8"><text:span text:style-name="Source_20_Text"><text:span text:style-name="T1">cat /etc/init.d/cron</text:span></text:span></text:p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4:01:53.702182366</meta:creation-date>
    <dc:date>2025-04-07T14:13:39.191568500</dc:date>
    <meta:editing-duration>PT11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280" meta:word-count="902" meta:character-count="5308" meta:non-whitespace-character-count="4641"/>
  </office:meta>
</office:document-meta>
</file>